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1" table:default-cell-style-name="ce4"/>
        <table:table-column table:style-name="co12" table:number-columns-repeated="1016" table:default-cell-style-name="ce4"/>
        <table:table-column table:style-name="co9" table:default-cell-style-name="ce4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Xian Pan (DreamaerD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Iván Escuín Gonzál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Hector Ninian Herrmann Triviño (HNHerrman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David Mañas Vido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Daniel Martín Serrano (LegenDanny24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orge Yagüe Martínez (69897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Rubén Langarita Benítez (zory95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race Hopper</text:p>
          </table:table-cell>
          <table:table-cell office:value-type="string" calcext:value-type="string">
            <text:p>Jorge Chato Astrain (651348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race Hopper</text:p>
          </table:table-cell>
          <table:table-cell office:value-type="string" calcext:value-type="string">
            <text:p>Miguel Bolsa Marquina (698749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race Hopper</text:p>
          </table:table-cell>
          <table:table-cell office:value-type="string" calcext:value-type="string">
            <text:p>Ángel Poc López (696295, muxitox)</text:p>
          </table:table-cell>
          <table:table-cell table:number-columns-repeated="1022"/>
        </table:table-row>
        <table:table-row table:style-name="ro5" table:number-rows-repeated="7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2:38:47.16747915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3-02T13:10:56Z</meta:creation-date>
    <dc:date>2017-03-15T12:39:29.513176729</dc:date>
    <meta:editing-cycles>9</meta:editing-cycles>
    <meta:editing-duration>PT4M56S</meta:editing-duration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